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language="es" fo:country="ES" fo:font-weight="bold" officeooo:rsid="000c35e2" officeooo:paragraph-rsid="000c35e2" style:font-weight-asian="bold" style:font-weight-complex="bold"/>
    </style:style>
    <style:style style:name="P2" style:family="paragraph" style:parent-style-name="Standard">
      <style:text-properties fo:language="es" fo:country="ES" fo:font-weight="bold" officeooo:rsid="000f2e0c" officeooo:paragraph-rsid="000f2e0c" style:font-weight-asian="bold" style:font-weight-complex="bold"/>
    </style:style>
    <style:style style:name="P3" style:family="paragraph" style:parent-style-name="Standard">
      <style:text-properties fo:language="es" fo:country="ES" fo:font-weight="bold" officeooo:rsid="00169a4a" officeooo:paragraph-rsid="00169a4a" style:font-weight-asian="bold" style:font-weight-complex="bold"/>
    </style:style>
    <style:style style:name="P4" style:family="paragraph" style:parent-style-name="Standard">
      <style:text-properties fo:language="es" fo:country="ES" fo:font-weight="bold" officeooo:rsid="00185557" officeooo:paragraph-rsid="00185557" style:font-weight-asian="bold" style:font-weight-complex="bold"/>
    </style:style>
    <style:style style:name="P5" style:family="paragraph" style:parent-style-name="Standard">
      <style:text-properties fo:language="es" fo:country="ES" officeooo:rsid="000c35e2" officeooo:paragraph-rsid="000c35e2"/>
    </style:style>
    <style:style style:name="P6" style:family="paragraph" style:parent-style-name="Standard">
      <style:text-properties fo:language="es" fo:country="ES" officeooo:rsid="000d1d7e" officeooo:paragraph-rsid="000d1d7e"/>
    </style:style>
    <style:style style:name="P7" style:family="paragraph" style:parent-style-name="Standard">
      <style:text-properties fo:language="es" fo:country="ES" officeooo:rsid="000d1d7e" officeooo:paragraph-rsid="000ddf6a"/>
    </style:style>
    <style:style style:name="P8" style:family="paragraph" style:parent-style-name="Standard">
      <style:text-properties fo:language="es" fo:country="ES" officeooo:rsid="000ddf6a" officeooo:paragraph-rsid="000ddf6a"/>
    </style:style>
    <style:style style:name="P9" style:family="paragraph" style:parent-style-name="Standard">
      <style:text-properties fo:language="es" fo:country="ES" fo:font-weight="normal" officeooo:rsid="0011270f" officeooo:paragraph-rsid="0011270f" style:font-weight-asian="normal" style:font-weight-complex="normal"/>
    </style:style>
    <style:style style:name="P10" style:family="paragraph" style:parent-style-name="Standard">
      <style:text-properties fo:language="es" fo:country="ES" fo:font-weight="normal" officeooo:rsid="0011270f" officeooo:paragraph-rsid="001312a3" style:font-weight-asian="normal" style:font-weight-complex="normal"/>
    </style:style>
    <style:style style:name="P11" style:family="paragraph" style:parent-style-name="Standard">
      <style:text-properties fo:language="es" fo:country="ES" fo:font-weight="normal" officeooo:rsid="0013ede3" officeooo:paragraph-rsid="0013ede3" style:font-weight-asian="normal" style:font-weight-complex="normal"/>
    </style:style>
    <style:style style:name="P12" style:family="paragraph" style:parent-style-name="Standard">
      <style:text-properties fo:language="es" fo:country="ES" fo:font-weight="normal" officeooo:rsid="001312a3" officeooo:paragraph-rsid="001312a3" style:font-weight-asian="normal" style:font-weight-complex="normal"/>
    </style:style>
    <style:style style:name="T1" style:family="text">
      <style:text-properties officeooo:rsid="000d1d7e"/>
    </style:style>
    <style:style style:name="T2" style:family="text">
      <style:text-properties officeooo:rsid="000ddf6a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ddf6a" style:font-weight-asian="bold" style:font-weight-complex="bold"/>
    </style:style>
    <style:style style:name="T5" style:family="text">
      <style:text-properties fo:font-weight="bold" officeooo:rsid="001312a3" style:font-weight-asian="bold" style:font-weight-complex="bold"/>
    </style:style>
    <style:style style:name="T6" style:family="text">
      <style:text-properties officeooo:rsid="000f2e0c"/>
    </style:style>
    <style:style style:name="T7" style:family="text">
      <style:text-properties officeooo:rsid="0011270f"/>
    </style:style>
    <style:style style:name="T8" style:family="text">
      <style:text-properties officeooo:rsid="001312a3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1a2e4b" style:font-weight-asian="normal" style:font-weight-complex="normal"/>
    </style:style>
    <style:style style:name="T11" style:family="text">
      <style:text-properties fo:font-weight="normal" officeooo:rsid="001ac8e6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<text:span text:style-name="T6">JERCICIO</text:span> 1</text:p>
      <text:p text:style-name="P5"/>
      <text:p text:style-name="P5">CURSO(#cod, nombre, descripción, num_horas, coste) siendo</text:p>
      <text:p text:style-name="P5"><text:tab/>cod <text:span text:style-name="T3">es entero no nulo</text:span>, </text:p>
      <text:p text:style-name="P5"><text:tab/>nombre <text:span text:style-name="T3">es cadena,</text:span> </text:p>
      <text:p text:style-name="P5"><text:tab/>descripción <text:span text:style-name="T3">es cadena</text:span>, </text:p>
      <text:p text:style-name="P5"><text:tab/>num_horas <text:span text:style-name="T3">es entero</text:span>, </text:p>
      <text:p text:style-name="P5"><text:tab/>coste <text:span text:style-name="T3">es real</text:span>,</text:p>
      <text:p text:style-name="P5"><text:tab/><text:span text:style-name="T3">PK</text:span>(cod)</text:p>
      <text:p text:style-name="P5"/>
      <text:p text:style-name="P5">REQUIERE(#cod_curso, #cod_curso_requiere, #forma) siendo</text:p>
      <text:p text:style-name="P5"><text:tab/>cod_curso<text:span text:style-name="T3"> es entero</text:span>, </text:p>
      <text:p text:style-name="P5"><text:tab/>cod_curso_requiere <text:span text:style-name="T3">es entero</text:span>, </text:p>
      <text:p text:style-name="P5"><text:tab/>forma <text:span text:style-name="T3">es cadena,</text:span></text:p>
      <text:p text:style-name="P5"><text:tab/><text:span text:style-name="T3">PK(</text:span> cod_curso, cod_curso_requiere, forma),</text:p>
      <text:p text:style-name="P5"><text:tab/><text:span text:style-name="T3">FK</text:span>(cod_curso/CURSO(cod)),</text:p>
      <text:p text:style-name="P5"><text:tab/><text:span text:style-name="T3">FK</text:span>( cod_curso_requiere/CURSO(cod))</text:p>
      <text:p text:style-name="P5"/>
      <text:p text:style-name="P6">EDICIÓN(#fechai,#cod, lugar, horario) siendo</text:p>
      <text:p text:style-name="P6"><text:tab/>fechai <text:span text:style-name="T3">es fecha no nulo,</text:span></text:p>
      <text:p text:style-name="P6"><text:tab/>cod <text:span text:style-name="T3">es entero no nulo,</text:span></text:p>
      <text:p text:style-name="P6"><text:tab/>lugar <text:span text:style-name="T3">es cadena ,</text:span> </text:p>
      <text:p text:style-name="P6"><text:tab/>horario <text:span text:style-name="T3">es hora,</text:span></text:p>
      <text:p text:style-name="P6"><text:tab/><text:span text:style-name="T3">PK</text:span>(fechai, cod)</text:p>
      <text:p text:style-name="P6"><text:tab/><text:span text:style-name="T3">FK</text:span>(cod/CURSO(cod))</text:p>
      <text:p text:style-name="P6"/>
      <text:p text:style-name="P6">EMPLEADO(#codigo, nombre, apellido, nif, fecha_nac, nacionalidad) siendo</text:p>
      <text:p text:style-name="P6"><text:tab/>codigo <text:span text:style-name="T3">es entero no nulo</text:span>, </text:p>
      <text:p text:style-name="P6"><text:tab/>nombre <text:span text:style-name="T3">es cadena</text:span>, </text:p>
      <text:p text:style-name="P6"><text:tab/>apellido <text:span text:style-name="T3">es cadena</text:span>, </text:p>
      <text:p text:style-name="P6"><text:tab/>nif <text:span text:style-name="T3">es cadena</text:span>, </text:p>
      <text:p text:style-name="P6"><text:tab/>fecha_nac <text:span text:style-name="T3">es fecha</text:span>, </text:p>
      <text:p text:style-name="P6"><text:tab/>nacionalidad <text:span text:style-name="T3">es cadena</text:span></text:p>
      <text:p text:style-name="P6"><text:tab/><text:span text:style-name="T3">PK</text:span>(codigo)</text:p>
      <text:p text:style-name="P6"/>
      <text:p text:style-name="P6">MATRI(#fechai,#cod,#<text:span text:style-name="T2">codigo) siendo</text:span></text:p>
      <text:p text:style-name="P7"><text:tab/>fechai <text:span text:style-name="T4">es fecha no nulo</text:span>,</text:p>
      <text:p text:style-name="P7"><text:tab/>cod <text:span text:style-name="T4">es entero no nulo</text:span>,</text:p>
      <text:p text:style-name="P7"><text:span text:style-name="T2"><text:tab/>codigo </text:span><text:span text:style-name="T4">es entero</text:span><text:span text:style-name="T2">,</text:span></text:p>
      <text:p text:style-name="P8"><text:tab/><text:span text:style-name="T3">PK</text:span>(<text:span text:style-name="T1">fechai, cod, </text:span>codigo)</text:p>
      <text:p text:style-name="P8"><text:tab/><text:span text:style-name="T3">FK</text:span>(fechai/EDICIÓN(fechai))</text:p>
      <text:p text:style-name="P8"><text:tab/><text:span text:style-name="T3">FK</text:span>(cod/EDICIÓN(cod))</text:p>
      <text:p text:style-name="P8"><text:tab/><text:span text:style-name="T3">FK</text:span>(codigo/EMPLEADO(codigo))</text:p>
      <text:p text:style-name="P8"/>
      <text:p text:style-name="P8">CAPACITADO(#codigo) siendo </text:p>
      <text:p text:style-name="P8"><text:tab/>codigo <text:span text:style-name="T3">es entero no nulo,</text:span></text:p>
      <text:p text:style-name="P8"><text:tab/><text:span text:style-name="T3">PK</text:span>(codigo)</text:p>
      <text:p text:style-name="P8"/>
      <text:p text:style-name="P8">NO CAPACITADO(#codigo) siendo </text:p>
      <text:p text:style-name="P8"><text:tab/>codigo <text:span text:style-name="T3">es entero no nulo,</text:span></text:p>
      <text:p text:style-name="P8"><text:tab/><text:span text:style-name="T3">PK</text:span>(codigo)</text:p>
      <text:p text:style-name="P8"/>
      <text:p text:style-name="P8"><text:soft-page-break/>IMPARTE<text:span text:style-name="T1">(#fechai,#cod,</text:span>codigo) siendo</text:p>
      <text:p text:style-name="P7"><text:tab/>fechai <text:span text:style-name="T4">es fecha no nulo</text:span><text:span text:style-name="T3">,</text:span></text:p>
      <text:p text:style-name="P7"><text:tab/>cod <text:span text:style-name="T4">es entero no nulo</text:span>,</text:p>
      <text:p text:style-name="P7"><text:span text:style-name="T2"><text:tab/>codigo </text:span><text:span text:style-name="T4">es entero</text:span><text:span text:style-name="T2">,</text:span></text:p>
      <text:p text:style-name="P8"><text:tab/><text:span text:style-name="T3">PK</text:span>(<text:span text:style-name="T1">fechai, cod</text:span>),</text:p>
      <text:p text:style-name="P8"><text:tab/><text:span text:style-name="T3">FK</text:span>(fechai/EDICIÓN(fechai)),</text:p>
      <text:p text:style-name="P8"><text:tab/><text:span text:style-name="T3">FK(</text:span>cod/EDICIÓN(cod)),</text:p>
      <text:p text:style-name="P8"><text:tab/><text:span text:style-name="T3">FK(</text:span>codigo/CAPACITADO(codigo))</text:p>
      <text:p text:style-name="P8"/>
      <text:p text:style-name="P2">EJERCICIO2</text:p>
      <text:p text:style-name="P2"/>
      <text:p text:style-name="P9">EMPRESA(#cod_empresa, nombre) siendo</text:p>
      <text:p text:style-name="P9"><text:tab/>cod_empresa <text:span text:style-name="T3">es entero no nulo</text:span>, </text:p>
      <text:p text:style-name="P9"><text:tab/>nombre <text:span text:style-name="T3">es cadena</text:span>,</text:p>
      <text:p text:style-name="P11"><text:tab/><text:span text:style-name="T3">PK</text:span>(cod_empresa)</text:p>
      <text:p text:style-name="P9"/>
      <text:p text:style-name="P9">PROFESOR(#dni, nombre, tlfno, dirección) siendo</text:p>
      <text:p text:style-name="P9"><text:tab/>dni <text:span text:style-name="T3">es cadena no nulo</text:span>, </text:p>
      <text:p text:style-name="P9"><text:tab/>nombre <text:span text:style-name="T3">es cadena</text:span>, </text:p>
      <text:p text:style-name="P9"><text:tab/>tlfno <text:span text:style-name="T3">es cadena</text:span>, </text:p>
      <text:p text:style-name="P9"><text:tab/>dirección <text:span text:style-name="T3">es cadena,</text:span></text:p>
      <text:p text:style-name="P9"><text:tab/><text:span text:style-name="T3">PK</text:span>(dni)</text:p>
      <text:p text:style-name="P9"/>
      <text:p text:style-name="P9">TRABAJA(#dni,cod_empresa) siendo</text:p>
      <text:p text:style-name="P9"><text:tab/>dni <text:span text:style-name="T3">es cadena</text:span>,</text:p>
      <text:p text:style-name="P9"><text:tab/>cod_empresa <text:span text:style-name="T3">es entero no nulo</text:span>,</text:p>
      <text:p text:style-name="P9"><text:tab/><text:span text:style-name="T3">PK</text:span>(dni),</text:p>
      <text:p text:style-name="P9"><text:tab/><text:span text:style-name="T3">FK</text:span>(dni/PROFESOR(dni)),</text:p>
      <text:p text:style-name="P9"><text:tab/><text:span text:style-name="T3">FK</text:span>(cod_empresa/EMPRESA(cod_empresa))</text:p>
      <text:p text:style-name="P9"/>
      <text:p text:style-name="P9">MODULO(#cod_módulo, dni, nombre) siendo</text:p>
      <text:p text:style-name="P9"><text:tab/>cod_módulo <text:span text:style-name="T3">es entero no nulo</text:span>, </text:p>
      <text:p text:style-name="P9"><text:tab/>dni <text:span text:style-name="T3">es cadena no nulo</text:span>, </text:p>
      <text:p text:style-name="P9"><text:tab/>nombre <text:span text:style-name="T3">es cadena</text:span>,</text:p>
      <text:p text:style-name="P9"><text:tab/><text:span text:style-name="T3">PK</text:span>(cod_módulo),</text:p>
      <text:p text:style-name="P9"><text:tab/><text:span text:style-name="T3">FK</text:span>(dni/PROFESOR(dni))</text:p>
      <text:p text:style-name="P9"/>
      <text:p text:style-name="P9">TEMA(#cod_tema, cod_módulo, título) siendo</text:p>
      <text:p text:style-name="P9"><text:tab/>cod_tema <text:span text:style-name="T3">es entero no nulo</text:span>, </text:p>
      <text:p text:style-name="P9"><text:tab/>cod_módulo <text:span text:style-name="T3">es entero no nulo</text:span>, </text:p>
      <text:p text:style-name="P9"><text:tab/>título <text:span text:style-name="T3">es cadena,</text:span></text:p>
      <text:p text:style-name="P9"><text:tab/><text:span text:style-name="T3">PK</text:span>(cod_tema),</text:p>
      <text:p text:style-name="P9"><text:tab/><text:span text:style-name="T3">FK</text:span>(cod_módulo/MODULO(cod_módulo))</text:p>
      <text:p text:style-name="P9"/>
      <text:p text:style-name="P9">CURSO(#cod_curso, num_curso, nivel_educativo) siendo</text:p>
      <text:p text:style-name="P9"><text:tab/>cod_curso<text:span text:style-name="T3"> es entero no nulo</text:span>, </text:p>
      <text:p text:style-name="P9"><text:tab/>num_curso<text:span text:style-name="T3"> es cadena</text:span>, </text:p>
      <text:p text:style-name="P9"><text:tab/>nivel_educativo <text:span text:style-name="T3">es cadena</text:span>,</text:p>
      <text:p text:style-name="P9"><text:tab/><text:span text:style-name="T3">PK</text:span>(cod_curso)</text:p>
      <text:p text:style-name="P9"/>
      <text:p text:style-name="P9"/>
      <text:p text:style-name="P9"/>
      <text:p text:style-name="P9"><text:soft-page-break/></text:p>
      <text:p text:style-name="P12">AULA(#cod_aula, num_plazas, num_ordenadores) siendo</text:p>
      <text:p text:style-name="P12"><text:tab/>cod_aula <text:span text:style-name="T3">es cadena no nulo</text:span>, </text:p>
      <text:p text:style-name="P12"><text:tab/>num_plazas <text:span text:style-name="T3">es entero</text:span>, </text:p>
      <text:p text:style-name="P12"><text:tab/>num_ordenadores <text:span text:style-name="T3">es entero</text:span>,</text:p>
      <text:p text:style-name="P12"><text:tab/><text:span text:style-name="T3">PK</text:span>(cod_aula)</text:p>
      <text:p text:style-name="P9"/>
      <text:p text:style-name="P9">GRUPO(#letra, #cod_curso,<text:span text:style-name="T8">cod_aula</text:span>) siendo</text:p>
      <text:p text:style-name="P10"><text:tab/>letra <text:span text:style-name="T5">es caracter no nulo</text:span>, </text:p>
      <text:p text:style-name="P10"><text:tab/>cod_curso <text:span text:style-name="T5">es entero no nulo</text:span><text:span text:style-name="T8">,</text:span></text:p>
      <text:p text:style-name="P10"><text:span text:style-name="T8"><text:tab/>cod_aula </text:span><text:span text:style-name="T5">es cadena no nulo</text:span><text:span text:style-name="T8">,</text:span></text:p>
      <text:p text:style-name="P12"><text:tab/><text:span text:style-name="T3">PK</text:span>( <text:span text:style-name="T7">letra, cod_curso</text:span>),</text:p>
      <text:p text:style-name="P12"><text:tab/><text:span text:style-name="T3">FK</text:span>(cod_curso/CURSO(cod_curso)),</text:p>
      <text:p text:style-name="P12"><text:tab/><text:span text:style-name="T3">FK</text:span>(cod_aula/AULA(cod_aula))</text:p>
      <text:p text:style-name="P12"/>
      <text:p text:style-name="P12">ALUMNO(#num_expediente, nombre,tlfno,fecha_nac, <text:span text:style-name="T7">letra, cod_curso, <text:tab/></text:span>num_expediente_delegado) siendo</text:p>
      <text:p text:style-name="P12"/>
      <text:p text:style-name="P12"><text:tab/>num_expediente <text:span text:style-name="T3">es entero no nulo</text:span>, </text:p>
      <text:p text:style-name="P12"><text:tab/>nombre<text:span text:style-name="T3"> es cadena</text:span>,</text:p>
      <text:p text:style-name="P12"><text:tab/>tlfno <text:span text:style-name="T3">es cadena</text:span>,</text:p>
      <text:p text:style-name="P12"><text:tab/>fecha_nac <text:span text:style-name="T3">es fecha</text:span>, </text:p>
      <text:p text:style-name="P12"><text:span text:style-name="T7"><text:tab/>letra </text:span><text:span text:style-name="T3">es caracter no nulo</text:span><text:span text:style-name="T7">, </text:span></text:p>
      <text:p text:style-name="P12"><text:span text:style-name="T7"><text:tab/>cod_curso </text:span><text:span text:style-name="T3">es entero no nulo</text:span>,</text:p>
      <text:p text:style-name="P12"><text:tab/>num_expediente_delegado <text:span text:style-name="T3">es entero no nulo</text:span>,</text:p>
      <text:p text:style-name="P12"><text:tab/><text:span text:style-name="T3">PK</text:span>(num_expediente),</text:p>
      <text:p text:style-name="P12"><text:tab/><text:span text:style-name="T3">FK</text:span>(letra/GRUPO(letra)),</text:p>
      <text:p text:style-name="P12"><text:tab/><text:span text:style-name="T3">FK</text:span>(cod_curso/GRUPO(cod_curso)),</text:p>
      <text:p text:style-name="P12"><text:tab/><text:span text:style-name="T3">FK</text:span>( num_expediente_delegado/ALUMNO( num_expediente_delegado))</text:p>
      <text:p text:style-name="P12"/>
      <text:p text:style-name="P12">CURSA(#num_expediente, <text:s/><text:span text:style-name="T7">cod_módulo</text:span>) siendo</text:p>
      <text:p text:style-name="P12"><text:tab/>num_expediente<text:span text:style-name="T3"> es entero no nulo</text:span>, <text:s/></text:p>
      <text:p text:style-name="P12"><text:span text:style-name="T7"><text:tab/>cod_módulo </text:span><text:span text:style-name="T3">es entero no nulo</text:span>,</text:p>
      <text:p text:style-name="P12"><text:tab/><text:span text:style-name="T3">PK</text:span>( num_expediente, <text:s/><text:span text:style-name="T7">cod_módulo</text:span>),</text:p>
      <text:p text:style-name="P12"><text:tab/><text:span text:style-name="T3">FK</text:span>(num_expediente/ALUMNO(num_expediente)),</text:p>
      <text:p text:style-name="P12"><text:tab/><text:span text:style-name="T3">FK</text:span>(cod_módulo/MODULO(cod_módulo))</text:p>
      <text:p text:style-name="P12"/>
      <text:p text:style-name="P11">BECA(#id, cuantía, fecha, num_expediente) siendo</text:p>
      <text:p text:style-name="P11"><text:tab/>id <text:span text:style-name="T3">es cadena no nulo</text:span>, </text:p>
      <text:p text:style-name="P11"><text:tab/>cuantía <text:span text:style-name="T3">es real</text:span>, </text:p>
      <text:p text:style-name="P11"><text:tab/>fecha<text:span text:style-name="T3"> es fecha,</text:span> </text:p>
      <text:p text:style-name="P11"><text:tab/>num_expediente<text:span text:style-name="T3"> es entero</text:span>,</text:p>
      <text:p text:style-name="P11"><text:tab/><text:span text:style-name="T3">PK</text:span>(id),</text:p>
      <text:p text:style-name="P11"><text:tab/><text:span text:style-name="T3">FK</text:span>(num_expediente/ALUMNO(num_expediente))</text:p>
      <text:p text:style-name="P12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3"><text:soft-page-break/>EJERCICIO3</text:p>
      <text:p text:style-name="P3"/>
      <text:p text:style-name="P4">1FN: <text:span text:style-name="T9">Debemos comprobar que sus atributos son atómicos y llegamos a la concusión de que cumple la 1FN ya que todos sus valores son atómicos y por tanto tienen un valor.</text:span></text:p>
      <text:p text:style-name="P4"><text:span text:style-name="T9"/></text:p>
      <text:p text:style-name="P4">2FN:<text:span text:style-name="T9"> Debemos de comprobar si cumple la 1FN y que todos los atributos no clave dependen del atributo clave y llegamos a la conclusión de que se cumple ya que se encuentra en 1 FN y todos los atributos no claves dependen de los atributos claves.</text:span></text:p>
      <text:p text:style-name="P4"><text:span text:style-name="T9"/></text:p>
      <text:p text:style-name="P4">3FN:<text:span text:style-name="T9"> </text:span><text:span text:style-name="T10">Debemos de comprobar si cumple con la 2FN y de que los atributos no claves no dependan de otros atributos no claves y llegamos a la conclusión de que </text:span><text:span text:style-name="T11">se cumple ya que se encuentra en la 2FN y los atributos no claves no dependen de otros atributos no claves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01T12:32:33.007440119</meta:creation-date>
    <meta:generator>LibreOffice/7.0.4.2$Linux_X86_64 LibreOffice_project/00$Build-2</meta:generator>
    <dc:date>2021-12-01T14:01:18.813020564</dc:date>
    <meta:editing-duration>PT48M18S</meta:editing-duration>
    <meta:editing-cycles>10</meta:editing-cycles>
    <meta:document-statistic meta:table-count="0" meta:image-count="0" meta:object-count="0" meta:page-count="4" meta:paragraph-count="127" meta:word-count="504" meta:character-count="4033" meta:non-whitespace-character-count="3516"/>
  </office:meta>
</office:document-meta>
</file>